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uterFunctionSpec.initHttpHandler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outerFunctionSpec.handlerStrategies( HandlerStrategies handler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outerFunctionSpec.DefaultRouterFunctionSpec( RouterFunction &lt; ?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